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4dbe"/>
    </style:style>
    <style:style style:name="P2" style:family="paragraph" style:parent-style-name="Standard">
      <style:text-properties officeooo:rsid="0012f68b" officeooo:paragraph-rsid="00138111"/>
    </style:style>
    <style:style style:name="P3" style:family="paragraph" style:parent-style-name="Standard">
      <style:text-properties officeooo:rsid="0012f68b" officeooo:paragraph-rsid="00144aa4"/>
    </style:style>
    <style:style style:name="P4" style:family="paragraph" style:parent-style-name="Standard">
      <style:text-properties officeooo:rsid="00138111" officeooo:paragraph-rsid="00138111"/>
    </style:style>
    <style:style style:name="P5" style:family="paragraph" style:parent-style-name="Standard">
      <style:text-properties officeooo:rsid="00157f6e" officeooo:paragraph-rsid="0017fee2"/>
    </style:style>
    <style:style style:name="P6" style:family="paragraph" style:parent-style-name="Standard">
      <style:text-properties officeooo:rsid="0016eef9" officeooo:paragraph-rsid="0017fee2"/>
    </style:style>
    <style:style style:name="P7" style:family="paragraph" style:parent-style-name="Standard">
      <style:text-properties officeooo:rsid="0019b395" officeooo:paragraph-rsid="0019b395"/>
    </style:style>
    <style:style style:name="P8" style:family="paragraph" style:parent-style-name="Author">
      <style:text-properties officeooo:paragraph-rsid="00114dbe"/>
    </style:style>
    <style:style style:name="P9" style:family="paragraph" style:parent-style-name="Reference">
      <style:text-properties fo:font-size="10pt" officeooo:rsid="00114dbe" officeooo:paragraph-rsid="00114dbe" style:font-size-asian="10pt" style:language-asian="en" style:country-asian="US"/>
    </style:style>
    <style:style style:name="P10" style:family="paragraph" style:parent-style-name="Reference">
      <style:text-properties officeooo:paragraph-rsid="00114dbe"/>
    </style:style>
    <style:style style:name="P11" style:family="paragraph" style:parent-style-name="Address">
      <style:text-properties officeooo:paragraph-rsid="00114dbe"/>
    </style:style>
    <style:style style:name="P12" style:family="paragraph" style:parent-style-name="Email">
      <style:text-properties officeooo:paragraph-rsid="00202fb5"/>
    </style:style>
    <style:style style:name="P13" style:family="paragraph" style:parent-style-name="Heading_20_1">
      <style:text-properties officeooo:paragraph-rsid="00114dbe"/>
    </style:style>
    <style:style style:name="P14" style:family="paragraph" style:parent-style-name="Heading_20_1">
      <style:text-properties officeooo:paragraph-rsid="0014ae79"/>
    </style:style>
    <style:style style:name="P15" style:family="paragraph" style:parent-style-name="Heading" style:master-page-name="Standard">
      <style:paragraph-properties style:page-number="101"/>
      <style:text-properties officeooo:rsid="001d7015" officeooo:paragraph-rsid="001d7015"/>
    </style:style>
    <style:style style:name="P16" style:family="paragraph" style:parent-style-name="Standard">
      <style:text-properties officeooo:rsid="00157f6e" officeooo:paragraph-rsid="0017fee2"/>
    </style:style>
    <style:style style:name="T1" style:family="text">
      <style:text-properties officeooo:rsid="00114dbe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d7015"/>
    </style:style>
    <style:style style:name="T4" style:family="text">
      <style:text-properties fo:language="pt" fo:country="BR" officeooo:rsid="00202fb5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language-asian="en" style:country-asian="US"/>
    </style:style>
    <style:style style:name="T8" style:family="text">
      <style:text-properties officeooo:rsid="0019b395" style:language-asian="en" style:country-asian="US"/>
    </style:style>
    <style:style style:name="T9" style:family="text">
      <style:text-properties officeooo:rsid="00138111"/>
    </style:style>
    <style:style style:name="T10" style:family="text">
      <style:text-properties officeooo:rsid="0014ae79"/>
    </style:style>
    <style:style style:name="T11" style:family="text">
      <style:text-properties officeooo:rsid="0016eef9"/>
    </style:style>
    <style:style style:name="T12" style:family="text">
      <style:text-properties officeooo:rsid="0017fee2"/>
    </style:style>
    <style:style style:name="T13" style:family="text">
      <style:text-properties officeooo:rsid="001bac3f"/>
    </style:style>
    <style:style style:name="T14" style:family="text">
      <style:text-properties officeooo:rsid="0020a3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JETO PRÁTICO 01</text:p>
      <text:p text:style-name="P8"><text:span text:style-name="T3">Guilherme Aguilar de Oliveira</text:span><text:span text:style-name="T2">, </text:span><text:span text:style-name="T3">Tiago Gonçalves da Silva</text:span></text:p>
      <text:p text:style-name="P11">Departamento <text:span text:style-name="T13">Acadêmico de Informática</text:span><text:line-break/>Universidade <text:span text:style-name="T13">Tecnológica Federal do Paraná</text:span> (<text:span text:style-name="T13">UTFPR</text:span>) – <text:span text:style-name="T13">Curitiba</text:span>, <text:span text:style-name="T13">PR</text:span> – Bra<text:span text:style-name="T13">s</text:span>i<text:span text:style-name="T13">l</text:span></text:p>
      <text:p text:style-name="P12"><text:span text:style-name="T4">2127954</text:span><text:span text:style-name="T2">, </text:span><text:span text:style-name="T4">2023644</text:span></text:p>
      <text:h text:style-name="P13" text:outline-level="1">1. <text:span text:style-name="T1">Questão 1 - Calendário</text:span></text:h>
      <text:p text:style-name="P4">Para resolver esse problema, foram criadas várias funções para descobrir informações sobre o ano e os meses desse ano.</text:p>
      <text:p text:style-name="P2">Primeiramente foi necessário calcular qual dia da semana o ano começa, então foi implantada uma função que recebe como entrada o ano e calcula, a partir de uma adaptação da Congruência de Zeller¹, o dia da semana correspondente a primeiro de janeiro do ano. </text:p>
      <text:p text:style-name="P3">Em seguida, <text:span text:style-name="T9">foi calculado a quantidade de dias em cada mês levando em consideração se o ano é bissexto. Logo após, o algoritmo entra no procedimento de imprimir o mês e seus dias. O laço de impressão dos meses consiste em escrever os dias começando do dia da semana que inicia o mês até o sábado, repetindo isso até o último dia do mês. Em seguida é passado o dia da semana que o mês seguinte começa e repete o processo para os 12 meses.</text:span></text:p>
      <text:h text:style-name="P14" text:outline-level="1">2. <text:span text:style-name="T10">Questão 2 – Teste de mesa Triângulo de Sierpinski</text:span> </text:h>
      <text:p text:style-name="P1"/>
      <text:h text:style-name="P13" text:outline-level="1">3. <text:span text:style-name="T10">Questão 3 – Mensagem codificada</text:span></text:h>
      <text:p text:style-name="P5">Para o procedimento A foi necessário, para cada caractere inserido pelo usuário, calcular a quantidade de bits 1 na sua base binária, e verificar se essa quantidade é par ou ímpar, no caso de ser ímpar, é adicionado 1 ao bit mais significativo da sua base binária, em seguida seu código ASCII é impresso na tela.</text:p>
      <text:p text:style-name="P5">Para o procedimento B foi necessário, <text:span text:style-name="T11">para cada numero codificado recebido, verificar se este está corrompido, ou seja se a quantidade de bits 1 na base binária for ímpar, e se não estiver, decodificar imprimindo na tela o caractere correspondente.</text:span></text:p>
      <text:h text:style-name="P13" text:outline-level="1">4. <text:span text:style-name="T11">Questão 4 – Numero do Cartão de Crédito</text:span></text:h>
      <text:p text:style-name="P6">Nessa questão foi calculado, <text:span text:style-name="T12">para cada caractere do número do cartão: se este é um digito entre 0 e 9, se não for o programa encerra com a mensagem caracteres inválidos; se o caractere for um dos quatro dígitos do prefixo, será acumulado em uma variável que será utilizada para calcular a operadora do cartão; por último, o número é acumulado em duas somas diferentes (uma para caso a quantidade de algarismos do número do cartão seja ímpar, e outra para caso seja par) que serão utilizadas para calcular o Luhn10.</text:span></text:p>
      <text:p text:style-name="P7">Depois desse procedimento, são iniciadas diversas verificações: se o número é curto ou longo demais; calcula a operadora baseado na quantidade de digitos do número e no prefixo acumulado anteriormente; calcula o Luhn10 utilizando a soma acumulada.</text:p>
      <text:p text:style-name="P7">Em cada um desses testes são impressas na tela as mensagens correspondentes. </text:p>
      <text:p text:style-name="P1"/>
      <text:h text:style-name="P13" text:outline-level="1">Refe<text:span text:style-name="T14">rências</text:span></text:h>
      <text:p text:style-name="P10"><text:span text:style-name="T8">1. </text:span><text:a xlink:type="simple" xlink:href="https://en.wikipedia.org/wiki/Zeller%27s_congruence" text:style-name="Internet_20_link" text:visited-style-name="Visited_20_Internet_20_Link"><text:span text:style-name="T7">https://en.wikipedia.org/wiki/Zeller%27s_congruence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42:30.926335888</meta:creation-date>
    <meta:editing-duration>PT15M20S</meta:editing-duration>
    <meta:editing-cycles>5</meta:editing-cycles>
    <meta:generator>LibreOffice/6.2.2.2$Linux_X86_64 LibreOffice_project/20$Build-2</meta:generator>
    <dc:date>2019-05-02T15:17:41.185898233</dc:date>
    <meta:document-statistic meta:table-count="0" meta:image-count="0" meta:object-count="0" meta:page-count="1" meta:paragraph-count="18" meta:word-count="442" meta:character-count="2631" meta:non-whitespace-character-count="2201"/>
  </office:meta>
</office:document-meta>
</file>